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marker-start="Arrow" draw:marker-start-width="0.2cm" draw:marker-end="Arrow" draw:marker-end-width="0.2cm" draw:fill="none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marker-start="Arrow" draw:marker-start-width="0.2cm" draw:marker-end="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494cm"/>
    </style:style>
    <style:style style:name="gr12" style:family="graphic" style:parent-style-name="standard">
      <style:graphic-properties draw:stroke="solid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493cm"/>
    </style:style>
    <style:style style:name="P1" style:family="paragraph">
      <style:paragraph-properties fo:text-align="center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family="'Palatino Linotype'" style:font-style-name="Standard" style:font-family-generic="roman" style:font-pitch="variable" fo:font-size="12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onnector draw:style-name="gr1" draw:text-style-name="P1" draw:layer="layout" draw:type="line" svg:x1="15cm" svg:y1="6.275cm" svg:x2="17.291cm" svg:y2="6.275cm">
          <text:p text:style-name="P2"/>
        </draw:connector>
        <draw:connector draw:style-name="gr2" draw:text-style-name="P1" draw:layer="layout" draw:type="line" svg:x1="15.046cm" svg:y1="7.19cm" svg:x2="17.303cm" svg:y2="7.183cm">
          <text:p text:style-name="P2"/>
        </draw:connector>
        <draw:frame draw:style-name="gr3" draw:text-style-name="P3" draw:layer="layout" svg:width="4cm" svg:height="1.25cm" svg:x="17.505cm" svg:y="5.8cm">
          <draw:text-box>
            <text:p text:style-name="P2"><text:span text:style-name="T1">Audiostrom</text:span></text:p>
          </draw:text-box>
        </draw:frame>
        <draw:frame draw:style-name="gr3" draw:text-style-name="P3" draw:layer="layout" svg:width="4.5cm" svg:height="1.25cm" svg:x="17.505cm" svg:y="6.75cm">
          <draw:text-box>
            <text:p text:style-name="P2"><text:span text:style-name="T1">Signalisierung</text:span></text:p>
          </draw:text-box>
        </draw:frame>
        <draw:rect draw:style-name="gr4" draw:text-style-name="P4" draw:layer="layout" svg:width="1cm" svg:height="1cm" svg:x="15.7cm" svg:y="4.5cm">
          <text:p text:style-name="P2"/>
        </draw:rect>
        <draw:frame draw:style-name="gr5" draw:text-style-name="P3" draw:layer="layout" svg:width="1.955cm" svg:height="1cm" svg:x="17.505cm" svg:y="4.5cm">
          <draw:text-box>
            <text:p text:style-name="P2"><text:span text:style-name="T1">Client</text:span></text:p>
          </draw:text-box>
        </draw:frame>
        <draw:custom-shape draw:style-name="gr6" draw:text-style-name="P5" draw:layer="layout" svg:width="1cm" svg:height="1.1cm" svg:x="15.7cm" svg:y="2.9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3" draw:layer="layout" svg:width="2.1cm" svg:height="1cm" svg:x="17.5cm" svg:y="3cm">
          <draw:text-box>
            <text:p text:style-name="P2"><text:span text:style-name="T1">Server</text:span></text:p>
          </draw:text-box>
        </draw:frame>
        <draw:rect draw:style-name="gr7" draw:text-style-name="P4" draw:layer="layout" svg:width="1cm" svg:height="0.5cm" svg:x="15.74cm" svg:y="1.9cm">
          <text:p text:style-name="P2"/>
        </draw:rect>
        <draw:frame draw:style-name="gr5" draw:text-style-name="P3" draw:layer="layout" svg:width="3.1cm" svg:height="1cm" svg:x="17.5cm" svg:y="1.74cm">
          <draw:text-box>
            <text:p text:style-name="P2"><text:span text:style-name="T1">Komponente</text:span></text:p>
          </draw:text-box>
        </draw:frame>
        <draw:g>
          <draw:rect draw:style-name="gr8" draw:text-style-name="P4" draw:id="id3" draw:layer="layout" svg:width="2.315cm" svg:height="2.315cm" svg:x="-0.2cm" svg:y="5.5cm">
            <text:p text:style-name="P6"><text:span text:style-name="T1">Client</text:span></text:p>
          </draw:rect>
          <draw:rect draw:style-name="gr8" draw:text-style-name="P4" draw:layer="layout" svg:width="2.315cm" svg:height="2.315cm" svg:x="-2.8cm" svg:y="1.542cm">
            <text:p text:style-name="P6"><text:span text:style-name="T1">Client</text:span></text:p>
          </draw:rect>
          <draw:rect draw:style-name="gr9" draw:text-style-name="P4" draw:id="id1" draw:layer="layout" svg:width="1.543cm" svg:height="0.772cm" svg:x="-2.414cm" svg:y="2.313cm">
            <text:p text:style-name="P6"><text:span text:style-name="T1">Konf</text:span></text:p>
          </draw:rect>
          <draw:rect draw:style-name="gr8" draw:text-style-name="P4" draw:layer="layout" svg:width="2.315cm" svg:height="2.315cm" svg:x="2.601cm" svg:y="1.542cm">
            <text:p text:style-name="P6"><text:span text:style-name="T1">Client</text:span></text:p>
          </draw:rect>
          <draw:rect draw:style-name="gr9" draw:text-style-name="P4" draw:id="id2" draw:layer="layout" svg:width="1.543cm" svg:height="0.772cm" svg:x="2.987cm" svg:y="2.313cm">
            <text:p text:style-name="P6"><text:span text:style-name="T1">Mixer</text:span></text:p>
          </draw:rect>
          <draw:connector draw:style-name="gr10" draw:text-style-name="P1" draw:layer="layout" svg:x1="-0.871cm" svg:y1="2.699cm" svg:x2="2.987cm" svg:y2="2.699cm" draw:start-shape="id1" draw:start-glue-point="1" draw:end-shape="id2">
            <text:p text:style-name="P2"/>
          </draw:connector>
          <draw:frame draw:style-name="gr11" draw:text-style-name="P3" draw:layer="layout" svg:width="1.929cm" svg:height="0.819cm" svg:x="-2.329cm" svg:y="0.781cm">
            <draw:text-box>
              <text:p text:style-name="P2"><text:span text:style-name="T1">1...N</text:span></text:p>
            </draw:text-box>
          </draw:frame>
          <draw:connector draw:style-name="gr10" draw:text-style-name="P1" draw:layer="layout" draw:type="line" svg:x1="-1.643cm" svg:y1="3.085cm" svg:x2="-0.2cm" svg:y2="6.657cm" draw:start-shape="id1" draw:start-glue-point="2" draw:end-shape="id3" draw:end-glue-point="3">
            <text:p text:style-name="P2"/>
          </draw:connector>
          <draw:connector draw:style-name="gr12" draw:text-style-name="P1" draw:layer="layout" draw:type="line" svg:x1="2.115cm" svg:y1="6.657cm" svg:x2="3.758cm" svg:y2="3.085cm" draw:start-shape="id3" draw:start-glue-point="1" draw:end-shape="id2" draw:end-glue-point="2">
            <text:p text:style-name="P2"/>
          </draw:connector>
          <draw:frame draw:style-name="gr11" draw:text-style-name="P3" draw:layer="layout" svg:width="1.929cm" svg:height="0.819cm" svg:x="3.072cm" svg:y="0.782cm">
            <draw:text-box>
              <text:p text:style-name="P2"><text:span text:style-name="T1">1...N</text:span></text:p>
            </draw:text-box>
          </draw:frame>
        </draw:g>
        <draw:g>
          <draw:custom-shape draw:style-name="gr13" draw:text-style-name="P1" draw:layer="layout" svg:width="2.315cm" svg:height="3.086cm" svg:x="6.742cm" svg:y="1.439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3" draw:text-style-name="P1" draw:id="id5" draw:layer="layout" svg:width="2.315cm" svg:height="3.086cm" svg:x="12.157cm" svg:y="1.525cm">
            <text:p text:style-name="P2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8" draw:text-style-name="P4" draw:id="id7" draw:layer="layout" svg:width="1.543cm" svg:height="0.772cm" svg:x="12.614cm" svg:y="2.753cm">
            <text:p text:style-name="P6"><text:span text:style-name="T1">Mixer</text:span></text:p>
          </draw:rect>
          <draw:rect draw:style-name="gr8" draw:text-style-name="P4" draw:id="id4" draw:layer="layout" svg:width="1.543cm" svg:height="0.772cm" svg:x="7.157cm" svg:y="2.684cm">
            <text:p text:style-name="P6"><text:span text:style-name="T1">Konf</text:span></text:p>
          </draw:rect>
          <draw:rect draw:style-name="gr8" draw:text-style-name="P4" draw:id="id6" draw:layer="layout" svg:width="2.315cm" svg:height="2.315cm" svg:x="9.242cm" svg:y="5.625cm">
            <text:p text:style-name="P6"><text:span text:style-name="T1">Client</text:span></text:p>
          </draw:rect>
          <draw:connector draw:style-name="gr10" draw:text-style-name="P1" draw:layer="layout" svg:x1="8.7cm" svg:y1="3.07cm" svg:x2="12.157cm" svg:y2="3.067cm" draw:start-shape="id4" draw:start-glue-point="1" draw:end-shape="id5" draw:end-glue-point="6">
            <text:p text:style-name="P2"/>
          </draw:connector>
          <draw:connector draw:style-name="gr10" draw:text-style-name="P1" draw:layer="layout" svg:x1="7.928cm" svg:y1="3.456cm" svg:x2="9.242cm" svg:y2="6.782cm" draw:start-shape="id4" draw:start-glue-point="2" draw:end-shape="id6" draw:end-glue-point="3">
            <text:p text:style-name="P2"/>
          </draw:connector>
          <draw:connector draw:style-name="gr12" draw:text-style-name="P1" draw:layer="layout" svg:x1="13.385cm" svg:y1="3.525cm" svg:x2="11.557cm" svg:y2="6.782cm" draw:start-shape="id7" draw:start-glue-point="2" draw:end-shape="id6" draw:end-glue-point="1">
            <text:p text:style-name="P2"/>
          </draw:connector>
          <draw:frame draw:style-name="gr11" draw:text-style-name="P3" draw:layer="layout" svg:width="1.929cm" svg:height="0.819cm" svg:x="12.671cm" svg:y="0.8cm">
            <draw:text-box>
              <text:p text:style-name="P2"><text:span text:style-name="T1">1..N</text:span></text:p>
            </draw:text-box>
          </draw:frame>
          <draw:frame draw:style-name="gr14" draw:text-style-name="P3" draw:layer="layout" svg:width="1.929cm" svg:height="0.819cm" svg:x="7.517cm" svg:y="0.758cm">
            <draw:text-box>
              <text:p text:style-name="P2"><text:span text:style-name="T1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6-07T13:37:24</meta:creation-date>
    <dc:date>2008-06-13T11:37:57</dc:date>
    <meta:editing-cycles>5</meta:editing-cycles>
    <meta:editing-duration>PT21M25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